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000000001780000008C87593902A9AB9B8C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1" svg:font-family="'Arial Unicode MS'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auto"/>
    </style:style>
    <style:style style:name="fr1" style:family="graphic" style:parent-style-name="Graphics">
      <style:graphic-properties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Picture 2" text:anchor-type="char" svg:x="0cm" svg:y="0cm" svg:width="1.693cm" svg:height="1.693cm" draw:z-index="0"><draw:image xlink:href="Pictures/10000000000001780000008C87593902A9AB9B8C.jpg" xlink:type="simple" xlink:show="embed" xlink:actuate="onLoad" draw:mime-type="image/jpeg"/><svg:desc>A picture containing game

Description automatically generated</svg:desc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1" svg:font-family="'Arial Unicode MS'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2pt" fo:language="en" fo:country="PL" style:letter-kerning="false" style:font-name-asian="新細明體" style:font-size-asian="12pt" style:language-asian="zh" style:country-asian="TW" style:font-name-complex="Arial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2pt" fo:language="en" fo:country="PL" style:letter-kerning="false" style:font-name-asian="新細明體" style:font-size-asian="12pt" style:language-asian="zh" style:country-asian="TW" style:font-name-complex="Arial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initial-creator>Tomasz Jakut</meta:initial-creator>
    <meta:editing-cycles>3</meta:editing-cycles>
    <meta:creation-date>2020-10-14T12:22:00</meta:creation-date>
    <dc:date>2022-04-09T14:28:24.519423246</dc:date>
    <meta:editing-duration>PT5M21S</meta:editing-duration>
    <meta:generator>LibreOffice/7.1.3.2$MacOSX_X86_64 LibreOffice_project/47f78053abe362b9384784d31a6e56f8511eb1c1</meta:generator>
    <meta:document-statistic meta:table-count="0" meta:image-count="1" meta:object-count="0" meta:page-count="1" meta:paragraph-count="0" meta:word-count="0" meta:character-count="0" meta:non-whitespace-character-count="0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